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Arial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5" style:family="paragraph" style:parent-style-name="Preformatted_20_Text">
      <style:paragraph-properties fo:orphans="2" fo:widows="2"/>
      <style:text-properties style:font-name="Arial"/>
    </style:style>
    <style:style style:name="P6" style:family="paragraph" style:parent-style-name="Preformatted_20_Text">
      <style:paragraph-properties fo:orphans="2" fo:widows="2"/>
      <style:text-properties style:font-name="Arial" fo:font-size="11pt" style:font-size-asian="11pt" style:font-size-complex="11pt"/>
    </style:style>
    <style:style style:name="P7" style:family="paragraph" style:parent-style-name="Preformatted_20_Text">
      <style:paragraph-properties fo:orphans="2" fo:widows="2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Arial" fo:letter-spacing="normal"/>
    </style:style>
    <style:style style:name="P10" style:family="paragraph" style:parent-style-name="Standard">
      <style:text-properties style:font-name="Arial"/>
    </style:style>
    <style:style style:name="T1" style:family="text">
      <style:text-properties fo:font-style="normal" fo:font-weight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amble On Rose - Garcia/Hunter</text:p>
      <text:p text:style-name="P2"/>
      <text:p text:style-name="P2">D <text:s text:c="33"/>D# E</text:p>
      <text:p text:style-name="P2">Just like Jack the Ripper, just like Mojo Hand,</text:p>
      <text:p text:style-name="P2">F#m <text:s text:c="14"/>G <text:s text:c="9"/>D</text:p>
      <text:p text:style-name="P2">Just like Billy Sunday, </text:p>
      <text:p text:style-name="P4"><text:s text:c="7"/>(<text:span text:style-name="T1">G <text:s text:c="8"/>G#) <text:s text:c="7"/>A</text:span></text:p>
      <text:p text:style-name="P2">In a shotgun ragtime band,</text:p>
      <text:p text:style-name="P2">D <text:s text:c="28"/>D# E</text:p>
      <text:p text:style-name="P2">Just like New York City, just like Jericho,</text:p>
      <text:p text:style-name="P2">F#m <text:s text:c="22"/>G <text:s text:c="12"/>D <text:s text:c="3"/></text:p>
      <text:p text:style-name="P2">Pace the halls and climb the walls </text:p>
      <text:p text:style-name="P4"><text:s text:c="4"/>(<text:span text:style-name="T1">G) <text:s text:c="27"/>A</text:span></text:p>
      <text:p text:style-name="P2">And get out when they blow.</text:p>
      <text:p text:style-name="P6"/>
      <text:p text:style-name="P7">Chorus</text:p>
      <text:p text:style-name="P2">D <text:s text:c="41"/>G</text:p>
      <text:p text:style-name="P2">Did you say your name was Ramblin' Rose?</text:p>
      <text:p text:style-name="P2">E <text:s text:c="23"/>G <text:s text:c="16"/>D</text:p>
      <text:p text:style-name="P2">Ramble on baby, settle down easy</text:p>
      <text:p text:style-name="P2">A <text:s text:c="15"/>D</text:p>
      <text:p text:style-name="P2">Ramble on Rose.</text:p>
      <text:p text:style-name="P6"/>
      <text:p text:style-name="P2">Just like Jack and Jill, Mama told the jailor<text:tab/>One hear up, and one cool down, </text:p>
      <text:p text:style-name="P2">Leave nothin' for the tailor.</text:p>
      <text:p text:style-name="P2">Just like Jack and Jill, Papa told the jailer<text:tab/>One go up, and one go down,</text:p>
      <text:p text:style-name="P2">Do yourself a favor.</text:p>
      <text:p text:style-name="P6"/>
      <text:p text:style-name="P3">Chorus</text:p>
      <text:p text:style-name="P7">Bridge:</text:p>
      <text:p text:style-name="P2">Bm <text:s text:c="31"/>C</text:p>
      <text:p text:style-name="P2">I'm gonna to sing you a hundred verses in ragtime,</text:p>
      <text:p text:style-name="P2">Bm <text:s text:c="31"/>C <text:s text:c="16"/>G </text:p>
      <text:p text:style-name="P2">I know this song it ain't never gonna end.</text:p>
      <text:p text:style-name="P2">Bm <text:s text:c="49"/>C</text:p>
      <text:p text:style-name="P2">I'm gonna march you up and down along the county line,</text:p>
      <text:p text:style-name="P2">D <text:s text:c="22"/>A <text:s text:c="16"/>Bm <text:s text:c="5"/>E <text:s text:c="5"/>A</text:p>
      <text:p text:style-name="P2">Take you to the leader of a band.</text:p>
      <text:p text:style-name="P7"/>
      <text:p text:style-name="P7">Solo over verse</text:p>
      <text:p text:style-name="P6"/>
      <text:p text:style-name="P2">Just like Crazy Otto, just like Wolfman Jack,<text:tab/>Sittin plush with a royal flush, </text:p>
      <text:p text:style-name="P2">Aces back to back.<text:tab/><text:tab/><text:tab/><text:tab/></text:p>
      <text:p text:style-name="P2">Just like Mary Shelly, just like Frankenstein,<text:tab/>Clank your chains and count your change</text:p>
      <text:p text:style-name="P2">And try to walk the line.</text:p>
      <text:p text:style-name="P6"/>
      <text:p text:style-name="P7">Chorus</text:p>
      <text:p text:style-name="P6"><text:span text:style-name="T2">Bridge</text:span></text:p>
      <text:p text:style-name="P6"/>
      <text:p text:style-name="P4"><text:span text:style-name="T1">Goodbye Mama and Papa,<text:tab/>Goodbye Jack and Jill. <text:s text:c="3"/>The grass ain't greener, the wine ain't sweeter</text:span></text:p>
      <text:p text:style-name="P4"><text:span text:style-name="T1">Either side of the hill.</text:span></text:p>
      <text:p text:style-name="P6"/>
      <text:p text:style-name="P7">Chorus</text:p>
      <text:p text:style-name="P6"><text:soft-page-break/></text:p>
      <text:p text:style-name="P6"/>
      <text:p text:style-name="P5"/>
      <text:p text:style-name="P5"/>
      <text:p text:style-name="P5"/>
      <text:p text:style-name="P1">Outro <text:s text:c="31"/>A <text:s text:c="7"/>D</text:p>
      <text:p text:style-name="P1">e-----------------------------------------------2-- </text:p>
      <text:p text:style-name="P1">B-----------------------------------------------3-- </text:p>
      <text:p text:style-name="P1">G-----------------------------------------------2-- </text:p>
      <text:p text:style-name="P1">D---0-------------------------------------------0-- </text:p>
      <text:p text:style-name="P1">A------4---4---2---0--0-----0--0--0----0-----2----- </text:p>
      <text:p text:style-name="P1">E------------------------3------------------------- </text:p>
      <text:p text:style-name="P9"><text:s text:c="38"/><text:span text:style-name="T1">Ramble on Rose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4:17:40</meta:creation-date>
    <meta:document-statistic meta:table-count="0" meta:image-count="0" meta:object-count="0" meta:page-count="2" meta:paragraph-count="52" meta:word-count="272" meta:character-count="2013" meta:non-whitespace-character-count="1270"/>
    <dc:date>2013-01-12T14:27:45</dc:date>
    <meta:editing-duration>PT10M6S</meta:editing-duration>
    <meta:editing-cycles>1</meta:editing-cycles>
    <meta:generator>LibreOffice/3.4$Unix LibreOffice_project/340m1$Build-302</meta:generator>
  </office:meta>
</office:document-meta>
</file>